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world_map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math_avg</text:p>
          </table:table-cell>
          <table:table-cell office:value-type="string" calcext:value-type="string">
            <text:p>reading_avg</text:p>
          </table:table-cell>
          <table:table-cell office:value-type="string" calcext:value-type="string">
            <text:p>science_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lbania</text:p>
          </table:table-cell>
          <table:table-cell office:value-type="string" calcext:value-type="string">
            <text:p>Albania</text:p>
          </table:table-cell>
          <table:table-cell office:value-type="float" office:value="395.296184882985" calcext:value-type="float">
            <text:p>395.296184883</text:p>
          </table:table-cell>
          <table:table-cell office:value-type="float" office:value="396.424292030361" calcext:value-type="float">
            <text:p>396.4242920304</text:p>
          </table:table-cell>
          <table:table-cell office:value-type="float" office:value="399.068070187645" calcext:value-type="float">
            <text:p>399.0680701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lge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Ango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Antarct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Argentina</text:p>
          </table:table-cell>
          <table:table-cell office:value-type="string" calcext:value-type="string">
            <text:p>Argentina</text:p>
          </table:table-cell>
          <table:table-cell office:value-type="float" office:value="395.402240758294" calcext:value-type="float">
            <text:p>395.4022407583</text:p>
          </table:table-cell>
          <table:table-cell office:value-type="float" office:value="403.511227301963" calcext:value-type="float">
            <text:p>403.511227302</text:p>
          </table:table-cell>
          <table:table-cell office:value-type="float" office:value="410.36927767434" calcext:value-type="float">
            <text:p>410.3692776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rme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Australia</text:p>
          </table:table-cell>
          <table:table-cell office:value-type="string" calcext:value-type="string">
            <text:p>Australia</text:p>
          </table:table-cell>
          <table:table-cell office:value-type="float" office:value="492.842854775223" calcext:value-type="float">
            <text:p>492.8428547752</text:p>
          </table:table-cell>
          <table:table-cell office:value-type="float" office:value="500.845302789863" calcext:value-type="float">
            <text:p>500.8453027899</text:p>
          </table:table-cell>
          <table:table-cell office:value-type="float" office:value="511.250599426835" calcext:value-type="float">
            <text:p>511.2505994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ustria</text:p>
          </table:table-cell>
          <table:table-cell office:value-type="string" calcext:value-type="string">
            <text:p>Austria</text:p>
          </table:table-cell>
          <table:table-cell office:value-type="float" office:value="507.711752555205" calcext:value-type="float">
            <text:p>507.7117525552</text:p>
          </table:table-cell>
          <table:table-cell office:value-type="float" office:value="490.918020588854" calcext:value-type="float">
            <text:p>490.9180205889</text:p>
          </table:table-cell>
          <table:table-cell office:value-type="float" office:value="507.21308212408" calcext:value-type="float">
            <text:p>507.2130821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zerbaij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anglades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elar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elgium</text:p>
          </table:table-cell>
          <table:table-cell office:value-type="string" calcext:value-type="string">
            <text:p>Belgium</text:p>
          </table:table-cell>
          <table:table-cell office:value-type="float" office:value="519.868902163545" calcext:value-type="float">
            <text:p>519.8689021635</text:p>
          </table:table-cell>
          <table:table-cell office:value-type="float" office:value="512.319008235431" calcext:value-type="float">
            <text:p>512.3190082354</text:p>
          </table:table-cell>
          <table:table-cell office:value-type="float" office:value="510.475078527393" calcext:value-type="float">
            <text:p>510.4750785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Bel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en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hu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oliv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osnia and Herzegov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otsw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razil</text:p>
          </table:table-cell>
          <table:table-cell office:value-type="string" calcext:value-type="string">
            <text:p>Brazil</text:p>
          </table:table-cell>
          <table:table-cell office:value-type="float" office:value="382.500792689023" calcext:value-type="float">
            <text:p>382.500792689</text:p>
          </table:table-cell>
          <table:table-cell office:value-type="float" office:value="400.453951004999" calcext:value-type="float">
            <text:p>400.453951005</text:p>
          </table:table-cell>
          <table:table-cell office:value-type="float" office:value="395.321877541137" calcext:value-type="float">
            <text:p>395.32187754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Brune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ulgaria</text:p>
          </table:table-cell>
          <table:table-cell office:value-type="string" calcext:value-type="string">
            <text:p>Bulgaria</text:p>
          </table:table-cell>
          <table:table-cell office:value-type="float" office:value="442.158361359334" calcext:value-type="float">
            <text:p>442.1583613593</text:p>
          </table:table-cell>
          <table:table-cell office:value-type="float" office:value="442.452408386975" calcext:value-type="float">
            <text:p>442.452408387</text:p>
          </table:table-cell>
          <table:table-cell office:value-type="float" office:value="450.912064956456" calcext:value-type="float">
            <text:p>450.9120649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Burkina Fas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Burund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ambod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amero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anada</text:p>
          </table:table-cell>
          <table:table-cell office:value-type="string" calcext:value-type="string">
            <text:p>Canada</text:p>
          </table:table-cell>
          <table:table-cell office:value-type="float" office:value="509.328982185295" calcext:value-type="float">
            <text:p>509.3289821853</text:p>
          </table:table-cell>
          <table:table-cell office:value-type="float" office:value="511.235905950613" calcext:value-type="float">
            <text:p>511.2359059506</text:p>
          </table:table-cell>
          <table:table-cell office:value-type="float" office:value="514.712928578723" calcext:value-type="float">
            <text:p>514.7129285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entral African Republ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h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hile</text:p>
          </table:table-cell>
          <table:table-cell office:value-type="string" calcext:value-type="string">
            <text:p>Chile</text:p>
          </table:table-cell>
          <table:table-cell office:value-type="float" office:value="444.419644267795" calcext:value-type="float">
            <text:p>444.4196442678</text:p>
          </table:table-cell>
          <table:table-cell office:value-type="float" office:value="459.999572272462" calcext:value-type="float">
            <text:p>459.9995722725</text:p>
          </table:table-cell>
          <table:table-cell office:value-type="float" office:value="464.572823949825" calcext:value-type="float">
            <text:p>464.5728239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hina</text:p>
          </table:table-cell>
          <table:table-cell table:style-name="ce1" office:value-type="string" calcext:value-type="string">
            <text:p>Chinese Taipei</text:p>
          </table:table-cell>
          <table:table-cell office:value-type="float" office:value="557.576850661594" calcext:value-type="float">
            <text:p>557.5768506616</text:p>
          </table:table-cell>
          <table:table-cell office:value-type="float" office:value="521.925756533245" calcext:value-type="float">
            <text:p>521.9257565332</text:p>
          </table:table-cell>
          <table:table-cell office:value-type="float" office:value="522.062074015878" calcext:value-type="float">
            <text:p>522.0620740159</text:p>
          </table:table-cell>
          <table:table-cell office:value-type="string" calcext:value-type="string">
            <text:p>Macao-China</text:p>
          </table:table-cell>
          <table:table-cell office:value-type="float" office:value="538.313045529522" calcext:value-type="float">
            <text:p>538.3130455295</text:p>
          </table:table-cell>
          <table:table-cell office:value-type="float" office:value="509.244811771321" calcext:value-type="float">
            <text:p>509.2448117713</text:p>
          </table:table-cell>
          <table:table-cell office:value-type="float" office:value="520.849361293346" calcext:value-type="float">
            <text:p>520.8493612933</text:p>
          </table:table-cell>
        </table:table-row>
        <table:table-row table:style-name="ro1">
          <table:table-cell office:value-type="string" calcext:value-type="string">
            <text:p><text:s/>Colombia</text:p>
          </table:table-cell>
          <table:table-cell office:value-type="string" calcext:value-type="string">
            <text:p>Colombia</text:p>
          </table:table-cell>
          <table:table-cell office:value-type="float" office:value="386.185442036813" calcext:value-type="float">
            <text:p>386.1854420368</text:p>
          </table:table-cell>
          <table:table-cell office:value-type="float" office:value="414.549008530806" calcext:value-type="float">
            <text:p>414.5490085308</text:p>
          </table:table-cell>
          <table:table-cell office:value-type="float" office:value="408.593733803593" calcext:value-type="float">
            <text:p>408.5937338036</text:p>
          </table:table-cell>
          <table:table-cell office:value-type="string" calcext:value-type="string">
            <text:p>Hong Kong-China</text:p>
          </table:table-cell>
          <table:table-cell office:value-type="float" office:value="561.274095760171" calcext:value-type="float">
            <text:p>561.2740957602</text:p>
          </table:table-cell>
          <table:table-cell office:value-type="float" office:value="544.897734668094" calcext:value-type="float">
            <text:p>544.8977346681</text:p>
          </table:table-cell>
          <table:table-cell office:value-type="float" office:value="555.367735203426" calcext:value-type="float">
            <text:p>555.3677352034</text:p>
          </table:table-cell>
        </table:table-row>
        <table:table-row table:style-name="ro1">
          <table:table-cell office:value-type="string" calcext:value-type="string">
            <text:p><text:s/>Costa Rica</text:p>
          </table:table-cell>
          <table:table-cell office:value-type="string" calcext:value-type="string">
            <text:p>Costa Rica</text:p>
          </table:table-cell>
          <table:table-cell office:value-type="float" office:value="406.093702194698" calcext:value-type="float">
            <text:p>406.0937021947</text:p>
          </table:table-cell>
          <table:table-cell office:value-type="float" office:value="440.585832768362" calcext:value-type="float">
            <text:p>440.5858327684</text:p>
          </table:table-cell>
          <table:table-cell office:value-type="float" office:value="429.577424923946" calcext:value-type="float">
            <text:p>429.5774249239</text:p>
          </table:table-cell>
          <table:table-cell office:value-type="string" calcext:value-type="string">
            <text:p>China-Shanghai</text:p>
          </table:table-cell>
          <table:table-cell office:value-type="float" office:value="610.547029689009" calcext:value-type="float">
            <text:p>610.547029689</text:p>
          </table:table-cell>
          <table:table-cell office:value-type="float" office:value="567.419714390574" calcext:value-type="float">
            <text:p>567.4197143906</text:p>
          </table:table-cell>
          <table:table-cell office:value-type="float" office:value="578.545699787522" calcext:value-type="float">
            <text:p>578.5456997875</text:p>
          </table:table-cell>
        </table:table-row>
        <table:table-row table:style-name="ro1">
          <table:table-cell office:value-type="string" calcext:value-type="string">
            <text:p><text:s/>Croatia</text:p>
          </table:table-cell>
          <table:table-cell office:value-type="string" calcext:value-type="string">
            <text:p>Croatia</text:p>
          </table:table-cell>
          <table:table-cell office:value-type="float" office:value="469.833120826677" calcext:value-type="float">
            <text:p>469.8331208267</text:p>
          </table:table-cell>
          <table:table-cell office:value-type="float" office:value="484.195212240415" calcext:value-type="float">
            <text:p>484.1952122404</text:p>
          </table:table-cell>
          <table:table-cell office:value-type="float" office:value="490.023575738818" calcext:value-type="float">
            <text:p>490.0235757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ub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ypr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zech Republic</text:p>
          </table:table-cell>
          <table:table-cell office:value-type="string" calcext:value-type="string">
            <text:p>Czech Republic</text:p>
          </table:table-cell>
          <table:table-cell office:value-type="float" office:value="519.774977679745" calcext:value-type="float">
            <text:p>519.7749776797</text:p>
          </table:table-cell>
          <table:table-cell office:value-type="float" office:value="513.008170583818" calcext:value-type="float">
            <text:p>513.0081705838</text:p>
          </table:table-cell>
          <table:table-cell office:value-type="float" office:value="527.646151210813" calcext:value-type="float">
            <text:p>527.646151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Democratic Republic of the Con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Denmark</text:p>
          </table:table-cell>
          <table:table-cell office:value-type="string" calcext:value-type="string">
            <text:p>Denmark</text:p>
          </table:table-cell>
          <table:table-cell office:value-type="float" office:value="486.185453107873" calcext:value-type="float">
            <text:p>486.1854531079</text:p>
          </table:table-cell>
          <table:table-cell office:value-type="float" office:value="483.913032602593" calcext:value-type="float">
            <text:p>483.9130326026</text:p>
          </table:table-cell>
          <table:table-cell office:value-type="float" office:value="482.030660299425" calcext:value-type="float">
            <text:p>482.0306602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Djibou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Dominican Republ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ast Tim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cu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gy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l Salvad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ngland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float" office:value="489.645544900861" calcext:value-type="float">
            <text:p>489.6455449009</text:p>
          </table:table-cell>
          <table:table-cell table:style-name="ce1" office:value-type="float" office:value="498.292309574216" calcext:value-type="float">
            <text:p>498.2923095742</text:p>
          </table:table-cell>
          <table:table-cell table:style-name="ce1" office:value-type="float" office:value="510.043154016905" calcext:value-type="float">
            <text:p>510.0431540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Equatorial Guin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rit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Estonia</text:p>
          </table:table-cell>
          <table:table-cell office:value-type="string" calcext:value-type="string">
            <text:p>Estonia</text:p>
          </table:table-cell>
          <table:table-cell office:value-type="float" office:value="521.805049947688" calcext:value-type="float">
            <text:p>521.8050499477</text:p>
          </table:table-cell>
          <table:table-cell office:value-type="float" office:value="517.804449696589" calcext:value-type="float">
            <text:p>517.8044496966</text:p>
          </table:table-cell>
          <table:table-cell office:value-type="float" office:value="543.191741180163" calcext:value-type="float">
            <text:p>543.191741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Ethiop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Falkland Isl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Fij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Finland</text:p>
          </table:table-cell>
          <table:table-cell office:value-type="string" calcext:value-type="string">
            <text:p>Finland</text:p>
          </table:table-cell>
          <table:table-cell office:value-type="float" office:value="507.525776248726" calcext:value-type="float">
            <text:p>507.5257762487</text:p>
          </table:table-cell>
          <table:table-cell office:value-type="float" office:value="510.905534783101" calcext:value-type="float">
            <text:p>510.9055347831</text:p>
          </table:table-cell>
          <table:table-cell office:value-type="float" office:value="527.974758806207" calcext:value-type="float">
            <text:p>527.974758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France</text:p>
          </table:table-cell>
          <table:table-cell office:value-type="string" calcext:value-type="string">
            <text:p>France</text:p>
          </table:table-cell>
          <table:table-cell office:value-type="float" office:value="499.470435703447" calcext:value-type="float">
            <text:p>499.4704357034</text:p>
          </table:table-cell>
          <table:table-cell office:value-type="float" office:value="509.233471515283" calcext:value-type="float">
            <text:p>509.2334715153</text:p>
          </table:table-cell>
          <table:table-cell office:value-type="float" office:value="502.743980641665" calcext:value-type="float">
            <text:p>502.743980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French Southern and Antarctic L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ab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amb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eorg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ermany</text:p>
          </table:table-cell>
          <table:table-cell office:value-type="string" calcext:value-type="string">
            <text:p>Germany</text:p>
          </table:table-cell>
          <table:table-cell office:value-type="float" office:value="513.932189262148" calcext:value-type="float">
            <text:p>513.9321892621</text:p>
          </table:table-cell>
          <table:table-cell office:value-type="float" office:value="507.464805258948" calcext:value-type="float">
            <text:p>507.4648052589</text:p>
          </table:table-cell>
          <table:table-cell office:value-type="float" office:value="523.712944431114" calcext:value-type="float">
            <text:p>523.7129444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h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reece</text:p>
          </table:table-cell>
          <table:table-cell office:value-type="string" calcext:value-type="string">
            <text:p>Greece</text:p>
          </table:table-cell>
          <table:table-cell office:value-type="float" office:value="453.890067746341" calcext:value-type="float">
            <text:p>453.8900677463</text:p>
          </table:table-cell>
          <table:table-cell office:value-type="float" office:value="477.386100253659" calcext:value-type="float">
            <text:p>477.3861002537</text:p>
          </table:table-cell>
          <table:table-cell office:value-type="float" office:value="467.31830977561" calcext:value-type="float">
            <text:p>467.3183097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Green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uatema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uin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uinea Bissa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Guy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Hai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Hondu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Hungary</text:p>
          </table:table-cell>
          <table:table-cell office:value-type="string" calcext:value-type="string">
            <text:p>Hungary</text:p>
          </table:table-cell>
          <table:table-cell office:value-type="float" office:value="485.39084006237" calcext:value-type="float">
            <text:p>485.3908400624</text:p>
          </table:table-cell>
          <table:table-cell office:value-type="float" office:value="496.648703534304" calcext:value-type="float">
            <text:p>496.6487035343</text:p>
          </table:table-cell>
          <table:table-cell office:value-type="float" office:value="502.312433762994" calcext:value-type="float">
            <text:p>502.3124337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celand</text:p>
          </table:table-cell>
          <table:table-cell office:value-type="string" calcext:value-type="string">
            <text:p>Iceland</text:p>
          </table:table-cell>
          <table:table-cell office:value-type="float" office:value="493.147076539339" calcext:value-type="float">
            <text:p>493.1470765393</text:p>
          </table:table-cell>
          <table:table-cell office:value-type="float" office:value="482.831068928164" calcext:value-type="float">
            <text:p>482.8310689282</text:p>
          </table:table-cell>
          <table:table-cell office:value-type="float" office:value="478.391804760547" calcext:value-type="float">
            <text:p>478.3918047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nd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Indonesia</text:p>
          </table:table-cell>
          <table:table-cell office:value-type="string" calcext:value-type="string">
            <text:p>Indonesia</text:p>
          </table:table-cell>
          <table:table-cell office:value-type="float" office:value="376.07179037709" calcext:value-type="float">
            <text:p>376.0717903771</text:p>
          </table:table-cell>
          <table:table-cell office:value-type="float" office:value="397.65952678762" calcext:value-type="float">
            <text:p>397.6595267876</text:p>
          </table:table-cell>
          <table:table-cell office:value-type="float" office:value="382.980894788332" calcext:value-type="float">
            <text:p>382.98089478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r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Ira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Ireland</text:p>
          </table:table-cell>
          <table:table-cell office:value-type="string" calcext:value-type="string">
            <text:p>Ireland</text:p>
          </table:table-cell>
          <table:table-cell office:value-type="float" office:value="500.903629186603" calcext:value-type="float">
            <text:p>500.9036291866</text:p>
          </table:table-cell>
          <table:table-cell office:value-type="float" office:value="523.219633692185" calcext:value-type="float">
            <text:p>523.2196336922</text:p>
          </table:table-cell>
          <table:table-cell office:value-type="float" office:value="521.70040919059" calcext:value-type="float">
            <text:p>521.700409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srael</text:p>
          </table:table-cell>
          <table:table-cell office:value-type="string" calcext:value-type="string">
            <text:p>Israel</text:p>
          </table:table-cell>
          <table:table-cell office:value-type="float" office:value="468.885821661721" calcext:value-type="float">
            <text:p>468.8858216617</text:p>
          </table:table-cell>
          <table:table-cell office:value-type="float" office:value="491.295521266073" calcext:value-type="float">
            <text:p>491.2955212661</text:p>
          </table:table-cell>
          <table:table-cell office:value-type="float" office:value="473.713286508408" calcext:value-type="float">
            <text:p>473.7132865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taly</text:p>
          </table:table-cell>
          <table:table-cell office:value-type="string" calcext:value-type="string">
            <text:p>Italy</text:p>
          </table:table-cell>
          <table:table-cell office:value-type="float" office:value="491.904166765359" calcext:value-type="float">
            <text:p>491.9041667654</text:p>
          </table:table-cell>
          <table:table-cell office:value-type="float" office:value="495.244209509864" calcext:value-type="float">
            <text:p>495.2442095099</text:p>
          </table:table-cell>
          <table:table-cell office:value-type="float" office:value="500.048432883854" calcext:value-type="float">
            <text:p>500.0484328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vory Co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Jama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Japan</text:p>
          </table:table-cell>
          <table:table-cell office:value-type="string" calcext:value-type="string">
            <text:p>Japan</text:p>
          </table:table-cell>
          <table:table-cell office:value-type="float" office:value="536.06459985829" calcext:value-type="float">
            <text:p>536.0645998583</text:p>
          </table:table-cell>
          <table:table-cell office:value-type="float" office:value="537.757029428436" calcext:value-type="float">
            <text:p>537.7570294284</text:p>
          </table:table-cell>
          <table:table-cell office:value-type="float" office:value="547.115662462604" calcext:value-type="float">
            <text:p>547.1156624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Jordan</text:p>
          </table:table-cell>
          <table:table-cell office:value-type="string" calcext:value-type="string">
            <text:p>Jordan</text:p>
          </table:table-cell>
          <table:table-cell office:value-type="float" office:value="382.623486558681" calcext:value-type="float">
            <text:p>382.6234865587</text:p>
          </table:table-cell>
          <table:table-cell office:value-type="float" office:value="395.891656365445" calcext:value-type="float">
            <text:p>395.8916563654</text:p>
          </table:table-cell>
          <table:table-cell office:value-type="float" office:value="404.726902117079" calcext:value-type="float">
            <text:p>404.7269021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azakhstan</text:p>
          </table:table-cell>
          <table:table-cell office:value-type="string" calcext:value-type="string">
            <text:p>Kazakhstan</text:p>
          </table:table-cell>
          <table:table-cell office:value-type="float" office:value="431.537518371212" calcext:value-type="float">
            <text:p>431.5375183712</text:p>
          </table:table-cell>
          <table:table-cell office:value-type="float" office:value="394.558117561983" calcext:value-type="float">
            <text:p>394.558117562</text:p>
          </table:table-cell>
          <table:table-cell office:value-type="float" office:value="426.022069163223" calcext:value-type="float">
            <text:p>426.0220691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Keny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Koso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Kuwai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Kyrgyzs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tvia</text:p>
          </table:table-cell>
          <table:table-cell office:value-type="string" calcext:value-type="string">
            <text:p>Latvia</text:p>
          </table:table-cell>
          <table:table-cell office:value-type="float" office:value="495.449250046447" calcext:value-type="float">
            <text:p>495.4492500464</text:p>
          </table:table-cell>
          <table:table-cell office:value-type="float" office:value="495.539979307942" calcext:value-type="float">
            <text:p>495.5399793079</text:p>
          </table:table-cell>
          <table:table-cell office:value-type="float" office:value="506.291268857408" calcext:value-type="float">
            <text:p>506.29126885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ebanon</text:p>
          </table:table-cell>
          <table:table-cell table:number-columns-repeated="4"/>
          <table:table-cell office:value-type="string" calcext:value-type="string">
            <text:p>Liechtenstein</text:p>
          </table:table-cell>
          <table:table-cell office:value-type="float" office:value="537.89977440273" calcext:value-type="float">
            <text:p>537.8997744027</text:p>
          </table:table-cell>
          <table:table-cell office:value-type="float" office:value="518.354060068259" calcext:value-type="float">
            <text:p>518.3540600683</text:p>
          </table:table-cell>
          <table:table-cell office:value-type="float" office:value="525.543230375427" calcext:value-type="float">
            <text:p>525.5432303754</text:p>
          </table:table-cell>
        </table:table-row>
        <table:table-row table:style-name="ro1">
          <table:table-cell office:value-type="string" calcext:value-type="string">
            <text:p><text:s/>Lesoth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ibe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iby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ithuania</text:p>
          </table:table-cell>
          <table:table-cell office:value-type="string" calcext:value-type="string">
            <text:p>Lithuania</text:p>
          </table:table-cell>
          <table:table-cell office:value-type="float" office:value="478.680924534431" calcext:value-type="float">
            <text:p>478.6809245344</text:p>
          </table:table-cell>
          <table:table-cell office:value-type="float" office:value="477.694993395409" calcext:value-type="float">
            <text:p>477.6949933954</text:p>
          </table:table-cell>
          <table:table-cell office:value-type="float" office:value="496.255069423993" calcext:value-type="float">
            <text:p>496.255069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Luxembourg</text:p>
          </table:table-cell>
          <table:table-cell office:value-type="string" calcext:value-type="string">
            <text:p>Luxembourg</text:p>
          </table:table-cell>
          <table:table-cell office:value-type="float" office:value="490.269929802206" calcext:value-type="float">
            <text:p>490.2699298022</text:p>
          </table:table-cell>
          <table:table-cell office:value-type="float" office:value="487.816583701027" calcext:value-type="float">
            <text:p>487.816583701</text:p>
          </table:table-cell>
          <table:table-cell office:value-type="float" office:value="491.698981380753" calcext:value-type="float">
            <text:p>491.6989813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Macedo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adagasc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alaw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alaysia</text:p>
          </table:table-cell>
          <table:table-cell office:value-type="string" calcext:value-type="string">
            <text:p>Malaysia</text:p>
          </table:table-cell>
          <table:table-cell office:value-type="float" office:value="422.788401404657" calcext:value-type="float">
            <text:p>422.7884014047</text:p>
          </table:table-cell>
          <table:table-cell office:value-type="float" office:value="400.523189898018" calcext:value-type="float">
            <text:p>400.523189898</text:p>
          </table:table-cell>
          <table:table-cell office:value-type="float" office:value="421.528710044256" calcext:value-type="float">
            <text:p>421.52871004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Mal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aurita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exico</text:p>
          </table:table-cell>
          <table:table-cell office:value-type="string" calcext:value-type="string">
            <text:p>Mexico</text:p>
          </table:table-cell>
          <table:table-cell office:value-type="float" office:value="418.634889170561" calcext:value-type="float">
            <text:p>418.6348891706</text:p>
          </table:table-cell>
          <table:table-cell office:value-type="float" office:value="429.045324288588" calcext:value-type="float">
            <text:p>429.0453242886</text:p>
          </table:table-cell>
          <table:table-cell office:value-type="float" office:value="419.531485150565" calcext:value-type="float">
            <text:p>419.5314851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Moldo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ongol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ontenegro</text:p>
          </table:table-cell>
          <table:table-cell office:value-type="string" calcext:value-type="string">
            <text:p>Montenegro</text:p>
          </table:table-cell>
          <table:table-cell office:value-type="float" office:value="406.39744432968" calcext:value-type="float">
            <text:p>406.3974443297</text:p>
          </table:table-cell>
          <table:table-cell office:value-type="float" office:value="419.855637436762" calcext:value-type="float">
            <text:p>419.8556374368</text:p>
          </table:table-cell>
          <table:table-cell office:value-type="float" office:value="408.028382736088" calcext:value-type="float">
            <text:p>408.0283827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Moroc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ozambiq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Myanm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amib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ep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etherlands</text:p>
          </table:table-cell>
          <table:table-cell office:value-type="string" calcext:value-type="string">
            <text:p>Netherlands</text:p>
          </table:table-cell>
          <table:table-cell office:value-type="float" office:value="518.133386278027" calcext:value-type="float">
            <text:p>518.133386278</text:p>
          </table:table-cell>
          <table:table-cell office:value-type="float" office:value="506.276459663677" calcext:value-type="float">
            <text:p>506.2764596637</text:p>
          </table:table-cell>
          <table:table-cell office:value-type="float" office:value="517.24765896861" calcext:value-type="float">
            <text:p>517.2476589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ew Caledo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ew Zealand</text:p>
          </table:table-cell>
          <table:table-cell office:value-type="string" calcext:value-type="string">
            <text:p>New Zealand</text:p>
          </table:table-cell>
          <table:table-cell office:value-type="float" office:value="501.390670985784" calcext:value-type="float">
            <text:p>501.3906709858</text:p>
          </table:table-cell>
          <table:table-cell office:value-type="float" office:value="514.091550058262" calcext:value-type="float">
            <text:p>514.0915500583</text:p>
          </table:table-cell>
          <table:table-cell office:value-type="float" office:value="517.747983780005" calcext:value-type="float">
            <text:p>517.74798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icaragu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i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ige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orth Kor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orthern Cypr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Norway</text:p>
          </table:table-cell>
          <table:table-cell office:value-type="string" calcext:value-type="string">
            <text:p>Norway</text:p>
          </table:table-cell>
          <table:table-cell office:value-type="float" office:value="489.752776099018" calcext:value-type="float">
            <text:p>489.752776099</text:p>
          </table:table-cell>
          <table:table-cell office:value-type="float" office:value="503.996930132309" calcext:value-type="float">
            <text:p>503.9969301323</text:p>
          </table:table-cell>
          <table:table-cell office:value-type="float" office:value="494.324447652582" calcext:value-type="float">
            <text:p>494.3244476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m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akis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ana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apua New Guin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aragu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eru</text:p>
          </table:table-cell>
          <table:table-cell office:value-type="string" calcext:value-type="string">
            <text:p>Peru</text:p>
          </table:table-cell>
          <table:table-cell office:value-type="float" office:value="367.810655227838" calcext:value-type="float">
            <text:p>367.8106552278</text:p>
          </table:table-cell>
          <table:table-cell office:value-type="float" office:value="384.370435791218" calcext:value-type="float">
            <text:p>384.3704357912</text:p>
          </table:table-cell>
          <table:table-cell office:value-type="float" office:value="373.867285037282" calcext:value-type="float">
            <text:p>373.867285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hilippin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Poland</text:p>
          </table:table-cell>
          <table:table-cell office:value-type="string" calcext:value-type="string">
            <text:p>Poland</text:p>
          </table:table-cell>
          <table:table-cell office:value-type="float" office:value="520.592925917083" calcext:value-type="float">
            <text:p>520.5929259171</text:p>
          </table:table-cell>
          <table:table-cell office:value-type="float" office:value="521.066081289342" calcext:value-type="float">
            <text:p>521.0660812893</text:p>
          </table:table-cell>
          <table:table-cell office:value-type="float" office:value="528.588248556544" calcext:value-type="float">
            <text:p>528.5882485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ortugal</text:p>
          </table:table-cell>
          <table:table-cell office:value-type="string" calcext:value-type="string">
            <text:p>Portugal</text:p>
          </table:table-cell>
          <table:table-cell office:value-type="float" office:value="484.559764732611" calcext:value-type="float">
            <text:p>484.5597647326</text:p>
          </table:table-cell>
          <table:table-cell office:value-type="float" office:value="484.732845595945" calcext:value-type="float">
            <text:p>484.7328455959</text:p>
          </table:table-cell>
          <table:table-cell office:value-type="float" office:value="486.43309620762" calcext:value-type="float">
            <text:p>486.4330962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Puerto R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Qatar</text:p>
          </table:table-cell>
          <table:table-cell office:value-type="string" calcext:value-type="string">
            <text:p>Qatar</text:p>
          </table:table-cell>
          <table:table-cell office:value-type="float" office:value="376.761702626299" calcext:value-type="float">
            <text:p>376.7617026263</text:p>
          </table:table-cell>
          <table:table-cell office:value-type="float" office:value="387.687265502462" calcext:value-type="float">
            <text:p>387.6872655025</text:p>
          </table:table-cell>
          <table:table-cell office:value-type="float" office:value="383.505693607514" calcext:value-type="float">
            <text:p>383.5056936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Republic of Serb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Republic of the Con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Romania</text:p>
          </table:table-cell>
          <table:table-cell office:value-type="string" calcext:value-type="string">
            <text:p>Romania</text:p>
          </table:table-cell>
          <table:table-cell office:value-type="float" office:value="445.797145644462" calcext:value-type="float">
            <text:p>445.7971456445</text:p>
          </table:table-cell>
          <table:table-cell office:value-type="float" office:value="439.499222447773" calcext:value-type="float">
            <text:p>439.4992224478</text:p>
          </table:table-cell>
          <table:table-cell office:value-type="float" office:value="439.192428163185" calcext:value-type="float">
            <text:p>439.19242816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Russia</text:p>
          </table:table-cell>
          <table:table-cell table:style-name="ce1" office:value-type="string" calcext:value-type="string">
            <text:p>Russian Federation</text:p>
          </table:table-cell>
          <table:table-cell office:value-type="float" office:value="482.702941942267" calcext:value-type="float">
            <text:p>482.7029419423</text:p>
          </table:table-cell>
          <table:table-cell office:value-type="float" office:value="475.291749493405" calcext:value-type="float">
            <text:p>475.2917494934</text:p>
          </table:table-cell>
          <table:table-cell office:value-type="float" office:value="486.511393767922" calcext:value-type="float">
            <text:p>486.5113937679</text:p>
          </table:table-cell>
          <table:table-cell office:value-type="string" calcext:value-type="string">
            <text:p>Perm(Russian Federation)</text:p>
          </table:table-cell>
          <table:table-cell office:value-type="float" office:value="487.16372350937" calcext:value-type="float">
            <text:p>487.1637235094</text:p>
          </table:table-cell>
          <table:table-cell office:value-type="float" office:value="487.863249971607" calcext:value-type="float">
            <text:p>487.8632499716</text:p>
          </table:table-cell>
          <table:table-cell office:value-type="float" office:value="484.044469278819" calcext:value-type="float">
            <text:p>484.0444692788</text:p>
          </table:table-cell>
        </table:table-row>
        <table:table-row table:style-name="ro1">
          <table:table-cell office:value-type="string" calcext:value-type="string">
            <text:p><text:s/>Rwanda</text:p>
          </table:table-cell>
          <table:table-cell table:number-columns-repeated="4"/>
          <table:table-cell office:value-type="string" calcext:value-type="string">
            <text:p>Serbia</text:p>
          </table:table-cell>
          <table:table-cell office:value-type="float" office:value="447.735377497865" calcext:value-type="float">
            <text:p>447.7353774979</text:p>
          </table:table-cell>
          <table:table-cell office:value-type="float" office:value="445.420436848847" calcext:value-type="float">
            <text:p>445.4204368488</text:p>
          </table:table-cell>
          <table:table-cell office:value-type="float" office:value="443.702190414176" calcext:value-type="float">
            <text:p>443.7021904142</text:p>
          </table:table-cell>
        </table:table-row>
        <table:table-row table:style-name="ro1">
          <table:table-cell office:value-type="string" calcext:value-type="string">
            <text:p><text:s/>Saudi Arabia</text:p>
          </table:table-cell>
          <table:table-cell table:number-columns-repeated="4"/>
          <table:table-cell office:value-type="string" calcext:value-type="string">
            <text:p>Singapore</text:p>
          </table:table-cell>
          <table:table-cell office:value-type="float" office:value="568.359669004688" calcext:value-type="float">
            <text:p>568.3596690047</text:p>
          </table:table-cell>
          <table:table-cell office:value-type="float" office:value="537.372244644789" calcext:value-type="float">
            <text:p>537.3722446448</text:p>
          </table:table-cell>
          <table:table-cell office:value-type="float" office:value="546.69705230797" calcext:value-type="float">
            <text:p>546.697052308</text:p>
          </table:table-cell>
        </table:table-row>
        <table:table-row table:style-name="ro1">
          <table:table-cell office:value-type="string" calcext:value-type="string">
            <text:p><text:s/>Seneg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ierra Leo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lovakia</text:p>
          </table:table-cell>
          <table:table-cell table:style-name="ce1" office:value-type="string" calcext:value-type="string">
            <text:p>Slovak Republic</text:p>
          </table:table-cell>
          <table:table-cell office:value-type="float" office:value="485.644733882001" calcext:value-type="float">
            <text:p>485.644733882</text:p>
          </table:table-cell>
          <table:table-cell office:value-type="float" office:value="468.407183967507" calcext:value-type="float">
            <text:p>468.4071839675</text:p>
          </table:table-cell>
          <table:table-cell office:value-type="float" office:value="476.542311757161" calcext:value-type="float">
            <text:p>476.5423117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lovenia</text:p>
          </table:table-cell>
          <table:table-cell office:value-type="string" calcext:value-type="string">
            <text:p>Slovenia</text:p>
          </table:table-cell>
          <table:table-cell office:value-type="float" office:value="484.48120878024" calcext:value-type="float">
            <text:p>484.4812087802</text:p>
          </table:table-cell>
          <table:table-cell office:value-type="float" office:value="461.817466266283" calcext:value-type="float">
            <text:p>461.8174662663</text:p>
          </table:table-cell>
          <table:table-cell office:value-type="float" office:value="495.854671223143" calcext:value-type="float">
            <text:p>495.8546712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lomon Isla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omal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omali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outh Afric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outh Korea</text:p>
          </table:table-cell>
          <table:table-cell table:style-name="ce1" office:value-type="string" calcext:value-type="string">
            <text:p>Korea</text:p>
          </table:table-cell>
          <table:table-cell office:value-type="float" office:value="554.228403556527" calcext:value-type="float">
            <text:p>554.2284035565</text:p>
          </table:table-cell>
          <table:table-cell office:value-type="float" office:value="536.063023008146" calcext:value-type="float">
            <text:p>536.0630230081</text:p>
          </table:table-cell>
          <table:table-cell office:value-type="float" office:value="537.924857679316" calcext:value-type="float">
            <text:p>537.924857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uth Sud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pain</text:p>
          </table:table-cell>
          <table:table-cell office:value-type="string" calcext:value-type="string">
            <text:p>Spain</text:p>
          </table:table-cell>
          <table:table-cell office:value-type="float" office:value="495.35986490736" calcext:value-type="float">
            <text:p>495.3598649074</text:p>
          </table:table-cell>
          <table:table-cell office:value-type="float" office:value="493.759060091652" calcext:value-type="float">
            <text:p>493.7590600917</text:p>
          </table:table-cell>
          <table:table-cell office:value-type="float" office:value="504.05408132185" calcext:value-type="float">
            <text:p>504.0540813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ri Lank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ud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urin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waziland</text:p>
          </table:table-cell>
          <table:table-cell office:value-type="string" calcext:value-type="string">
            <text:p>Sweden</text:p>
          </table:table-cell>
          <table:table-cell office:value-type="float" office:value="479.152938027872" calcext:value-type="float">
            <text:p>479.1529380279</text:p>
          </table:table-cell>
          <table:table-cell office:value-type="float" office:value="485.592068644426" calcext:value-type="float">
            <text:p>485.5920686444</text:p>
          </table:table-cell>
          <table:table-cell office:value-type="float" office:value="485.639950358953" calcext:value-type="float">
            <text:p>485.639950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weden</text:p>
          </table:table-cell>
          <table:table-cell office:value-type="string" calcext:value-type="string">
            <text:p>Switzerland</text:p>
          </table:table-cell>
          <table:table-cell office:value-type="float" office:value="520.672206367441" calcext:value-type="float">
            <text:p>520.6722063674</text:p>
          </table:table-cell>
          <table:table-cell office:value-type="float" office:value="497.243058909965" calcext:value-type="float">
            <text:p>497.24305891</text:p>
          </table:table-cell>
          <table:table-cell office:value-type="float" office:value="503.114019333868" calcext:value-type="float">
            <text:p>503.1140193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witzer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yr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aiw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ajikis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hailand</text:p>
          </table:table-cell>
          <table:table-cell office:value-type="string" calcext:value-type="string">
            <text:p>Thailand</text:p>
          </table:table-cell>
          <table:table-cell office:value-type="float" office:value="441.147091114139" calcext:value-type="float">
            <text:p>441.1470911141</text:p>
          </table:table-cell>
          <table:table-cell office:value-type="float" office:value="452.712667468968" calcext:value-type="float">
            <text:p>452.712667469</text:p>
          </table:table-cell>
          <table:table-cell office:value-type="float" office:value="456.070029412655" calcext:value-type="float">
            <text:p>456.0700294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he Baham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rinidad and Toba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unisia</text:p>
          </table:table-cell>
          <table:table-cell office:value-type="string" calcext:value-type="string">
            <text:p>Tunisia</text:p>
          </table:table-cell>
          <table:table-cell office:value-type="float" office:value="387.279744860449" calcext:value-type="float">
            <text:p>387.2797448604</text:p>
          </table:table-cell>
          <table:table-cell office:value-type="float" office:value="403.791502881779" calcext:value-type="float">
            <text:p>403.7915028818</text:p>
          </table:table-cell>
          <table:table-cell office:value-type="float" office:value="397.419007329249" calcext:value-type="float">
            <text:p>397.4190073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urkey</text:p>
          </table:table-cell>
          <table:table-cell office:value-type="string" calcext:value-type="string">
            <text:p>Turkey</text:p>
          </table:table-cell>
          <table:table-cell office:value-type="float" office:value="448.833618275578" calcext:value-type="float">
            <text:p>448.8336182756</text:p>
          </table:table-cell>
          <table:table-cell office:value-type="float" office:value="475.561779125413" calcext:value-type="float">
            <text:p>475.5617791254</text:p>
          </table:table-cell>
          <table:table-cell office:value-type="float" office:value="463.877753527228" calcext:value-type="float">
            <text:p>463.8777535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urkmenist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Ugan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Ukra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United Arab Emirates</text:p>
          </table:table-cell>
          <table:table-cell office:value-type="string" calcext:value-type="string">
            <text:p>United Arab Emirates</text:p>
          </table:table-cell>
          <table:table-cell office:value-type="float" office:value="431.373626017391" calcext:value-type="float">
            <text:p>431.3736260174</text:p>
          </table:table-cell>
          <table:table-cell office:value-type="float" office:value="437.239950582609" calcext:value-type="float">
            <text:p>437.2399505826</text:p>
          </table:table-cell>
          <table:table-cell office:value-type="float" office:value="445.08912913913" calcext:value-type="float">
            <text:p>445.0891291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United Republic of Tanzan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Uruguay</text:p>
          </table:table-cell>
          <table:table-cell office:value-type="string" calcext:value-type="string">
            <text:p>Uruguay</text:p>
          </table:table-cell>
          <table:table-cell office:value-type="float" office:value="410.957686980245" calcext:value-type="float">
            <text:p>410.9576869802</text:p>
          </table:table-cell>
          <table:table-cell office:value-type="float" office:value="413.573967939793" calcext:value-type="float">
            <text:p>413.5739679398</text:p>
          </table:table-cell>
          <table:table-cell office:value-type="float" office:value="418.086895315146" calcext:value-type="float">
            <text:p>418.0868953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USA</text:p>
          </table:table-cell>
          <table:table-cell table:style-name="ce1" office:value-type="string" calcext:value-type="string">
            <text:p>United States of America</text:p>
          </table:table-cell>
          <table:table-cell office:value-type="float" office:value="481.032476175171" calcext:value-type="float">
            <text:p>481.0324761752</text:p>
          </table:table-cell>
          <table:table-cell office:value-type="float" office:value="497.471638790679" calcext:value-type="float">
            <text:p>497.4716387907</text:p>
          </table:table-cell>
          <table:table-cell office:value-type="float" office:value="497.788388489353" calcext:value-type="float">
            <text:p>497.7883884894</text:p>
          </table:table-cell>
          <table:table-cell office:value-type="string" calcext:value-type="string">
            <text:p>Massachusetts (USA)</text:p>
          </table:table-cell>
          <table:table-cell office:value-type="float" office:value="506.372065989553" calcext:value-type="float">
            <text:p>506.3720659896</text:p>
          </table:table-cell>
          <table:table-cell office:value-type="float" office:value="520.235667440511" calcext:value-type="float">
            <text:p>520.2356674405</text:p>
          </table:table-cell>
          <table:table-cell office:value-type="float" office:value="519.778603656413" calcext:value-type="float">
            <text:p>519.7786036564</text:p>
          </table:table-cell>
        </table:table-row>
        <table:table-row table:style-name="ro1">
          <table:table-cell office:value-type="string" calcext:value-type="string">
            <text:p><text:s/>Uzbekistan</text:p>
          </table:table-cell>
          <table:table-cell table:number-columns-repeated="4"/>
          <table:table-cell office:value-type="string" calcext:value-type="string">
            <text:p>Florida (USA)</text:p>
          </table:table-cell>
          <table:table-cell office:value-type="float" office:value="464.957490506329" calcext:value-type="float">
            <text:p>464.9574905063</text:p>
          </table:table-cell>
          <table:table-cell office:value-type="float" office:value="489.046882331224" calcext:value-type="float">
            <text:p>489.0468823312</text:p>
          </table:table-cell>
          <table:table-cell office:value-type="float" office:value="481.641615242616" calcext:value-type="float">
            <text:p>481.6416152426</text:p>
          </table:table-cell>
        </table:table-row>
        <table:table-row table:style-name="ro1">
          <table:table-cell office:value-type="string" calcext:value-type="string">
            <text:p><text:s/>Vanuatu</text:p>
          </table:table-cell>
          <table:table-cell table:number-columns-repeated="4"/>
          <table:table-cell office:value-type="string" calcext:value-type="string">
            <text:p>Connecticut (USA)</text:p>
          </table:table-cell>
          <table:table-cell office:value-type="float" office:value="501.166969475545" calcext:value-type="float">
            <text:p>501.1669694755</text:p>
          </table:table-cell>
          <table:table-cell office:value-type="float" office:value="516.234778962876" calcext:value-type="float">
            <text:p>516.2347789629</text:p>
          </table:table-cell>
          <table:table-cell office:value-type="float" office:value="515.535334767236" calcext:value-type="float">
            <text:p>515.5353347672</text:p>
          </table:table-cell>
        </table:table-row>
        <table:table-row table:style-name="ro1">
          <table:table-cell office:value-type="string" calcext:value-type="string">
            <text:p><text:s/>Venezue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Vietnam</text:p>
          </table:table-cell>
          <table:table-cell office:value-type="string" calcext:value-type="string">
            <text:p>Vietnam</text:p>
          </table:table-cell>
          <table:table-cell office:value-type="float" office:value="510.589966686832" calcext:value-type="float">
            <text:p>510.5899666868</text:p>
          </table:table-cell>
          <table:table-cell office:value-type="float" office:value="508.25916600121" calcext:value-type="float">
            <text:p>508.2591660012</text:p>
          </table:table-cell>
          <table:table-cell office:value-type="float" office:value="528.15794815487" calcext:value-type="float">
            <text:p>528.1579481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West Ban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Western Saha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Ye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Zamb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Zimbabwe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2:40:15.597953891</meta:creation-date>
    <dc:date>2016-08-31T13:03:04.949708139</dc:date>
    <meta:editing-duration>PT2M29S</meta:editing-duration>
    <meta:editing-cycles>1</meta:editing-cycles>
    <meta:document-statistic meta:table-count="1" meta:cell-count="453" meta:object-count="0"/>
    <meta:generator>LibreOffice/5.1.4.2$Linux_X86_64 LibreOffice_project/10m0$Build-2</meta:generator>
  </office:meta>
</office:document-meta>
</file>